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etUIConfigResolver.NetUIConfigResolver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Initialization.getTemplatedURLFormatter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NetUIConfigResolver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tUIConfigResolver.getResourc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Initialization.initPrefixHandlers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PageFlowInitialization.isInit( ServletContext servlet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ientFlag.Transient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ientFlag.i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Initialization.performInitializations( ServletContext servletContext , XmlInputStreamResolver overrideConfigIn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ageFlowInitialization.initURLTemplates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